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9in" fo:margin-left="-0.0799in" style:page-number="auto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0.3in"/>
    </style:style>
    <style:style style:name="Table1.1" style:family="table-row">
      <style:table-row-properties style:row-height="0.6597in" style:keep-together="true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0.0139in solid #ffffff" fo:border-bottom="0.0139in solid #ffffff" style:writing-mode="lr-tb"/>
    </style:style>
    <style:style style:name="P1" style:family="paragraph" style:parent-style-name="Avery_20_Style_20_1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top="0in" fo:margin-bottom="0in" fo:line-height="0.0138in"/>
    </style:style>
    <style:style style:name="P4" style:family="paragraph"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Testing</text:p>
          </table:table-cell>
          <table:table-cell table:style-name="Table1.B1" table:number-rows-spanned="15" office:value-type="string">
            <text:p text:style-name="P2"/>
          </table:table-cell>
          <table:table-cell table:style-name="Table1.A1" office:value-type="string">
            <text:p text:style-name="P1">Testing2</text:p>
          </table:table-cell>
          <table:table-cell table:style-name="Table1.B1" table:number-rows-spanned="15" office:value-type="string">
            <text:p text:style-name="P2"/>
          </table:table-cell>
          <table:table-cell table:style-name="Table1.A1" office:value-type="string">
            <text:p text:style-name="P1">Testing3</text:p>
          </table:table-cell>
          <table:table-cell table:style-name="Table1.B1" table:number-rows-spanned="15" office:value-type="string">
            <text:p text:style-name="P2"/>
          </table:table-cell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  <table:table-row table:style-name="Table1.1">
          <table:table-cell table:style-name="Table1.A1" office:value-type="string">
            <text:p text:style-name="P1">Testing</text:p>
          </table:table-cell>
          <table:covered-table-cell/>
          <table:table-cell table:style-name="Table1.A1" office:value-type="string">
            <text:p text:style-name="P1">Testing2</text:p>
          </table:table-cell>
          <table:covered-table-cell/>
          <table:table-cell table:style-name="Table1.A1" office:value-type="string">
            <text:p text:style-name="P1">Testing3</text:p>
          </table:table-cell>
          <table:covered-table-cell/>
          <table:table-cell table:style-name="Table1.A1" office:value-type="string">
            <text:p text:style-name="P1">Testing4</text:p>
          </table:table-cell>
        </table:table-row>
      </table:table>
      <text:p text:style-name="P3"><draw:custom-shape text:anchor-type="char" draw:z-index="0" draw:style-name="gr1" draw:text-style-name="P4" display="screen" svg:width="1.7504in" svg:height="0.6598in" svg:x="0.3in" svg:y="0.5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style-name="gr1" draw:text-style-name="P4" display="screen" svg:width="1.7504in" svg:height="0.6598in" svg:x="4.4in" svg:y="0.5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1" draw:text-style-name="P4" display="screen" svg:width="1.7504in" svg:height="0.6598in" svg:x="6.45in" svg:y="0.5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style-name="gr1" draw:text-style-name="P4" display="screen" svg:width="1.7504in" svg:height="0.6598in" svg:x="0.3in" svg:y="1.2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style-name="gr1" draw:text-style-name="P4" display="screen" svg:width="1.7504in" svg:height="0.6598in" svg:x="2.35in" svg:y="1.2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style-name="gr1" draw:text-style-name="P4" display="screen" svg:width="1.7504in" svg:height="0.6598in" svg:x="4.4in" svg:y="1.2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1" draw:text-style-name="P4" display="screen" svg:width="1.7504in" svg:height="0.6598in" svg:x="6.45in" svg:y="1.2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1" draw:text-style-name="P4" display="screen" svg:width="1.7504in" svg:height="0.6598in" svg:x="0.3in" svg:y="1.8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1" draw:text-style-name="P4" display="screen" svg:width="1.7504in" svg:height="0.6598in" svg:x="2.35in" svg:y="1.8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" draw:text-style-name="P4" display="screen" svg:width="1.7504in" svg:height="0.6598in" svg:x="4.4in" svg:y="1.8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" draw:style-name="gr1" draw:text-style-name="P4" display="screen" svg:width="1.7504in" svg:height="0.6598in" svg:x="6.45in" svg:y="1.8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1" draw:text-style-name="P4" display="screen" svg:width="1.7504in" svg:height="0.6598in" svg:x="0.3in" svg:y="2.5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3" draw:style-name="gr1" draw:text-style-name="P4" display="screen" svg:width="1.7504in" svg:height="0.6598in" svg:x="2.35in" svg:y="2.5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1" draw:text-style-name="P4" display="screen" svg:width="1.7504in" svg:height="0.6598in" svg:x="4.4in" svg:y="2.5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style-name="gr1" draw:text-style-name="P4" display="screen" svg:width="1.7504in" svg:height="0.6598in" svg:x="6.45in" svg:y="2.5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6" draw:style-name="gr1" draw:text-style-name="P4" display="screen" svg:width="1.7504in" svg:height="0.6598in" svg:x="0.3in" svg:y="3.1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7" draw:style-name="gr1" draw:text-style-name="P4" display="screen" svg:width="1.7504in" svg:height="0.6598in" svg:x="2.35in" svg:y="3.1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8" draw:style-name="gr1" draw:text-style-name="P4" display="screen" svg:width="1.7504in" svg:height="0.6598in" svg:x="4.4in" svg:y="3.1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style-name="gr1" draw:text-style-name="P4" display="screen" svg:width="1.7504in" svg:height="0.6598in" svg:x="6.45in" svg:y="3.1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0" draw:style-name="gr1" draw:text-style-name="P4" display="screen" svg:width="1.7504in" svg:height="0.6598in" svg:x="0.3in" svg:y="3.8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1" draw:style-name="gr1" draw:text-style-name="P4" display="screen" svg:width="1.7504in" svg:height="0.6598in" svg:x="2.35in" svg:y="3.8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2" draw:style-name="gr1" draw:text-style-name="P4" display="screen" svg:width="1.7504in" svg:height="0.6598in" svg:x="4.4in" svg:y="3.8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3" draw:style-name="gr1" draw:text-style-name="P4" display="screen" svg:width="1.7504in" svg:height="0.6598in" svg:x="6.45in" svg:y="3.8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4" draw:style-name="gr1" draw:text-style-name="P4" display="screen" svg:width="1.7504in" svg:height="0.6598in" svg:x="0.3in" svg:y="4.5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5" draw:style-name="gr1" draw:text-style-name="P4" display="screen" svg:width="1.7504in" svg:height="0.6598in" svg:x="2.35in" svg:y="4.5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6" draw:style-name="gr1" draw:text-style-name="P4" display="screen" svg:width="1.7504in" svg:height="0.6598in" svg:x="4.4in" svg:y="4.5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7" draw:style-name="gr1" draw:text-style-name="P4" display="screen" svg:width="1.7504in" svg:height="0.6598in" svg:x="6.45in" svg:y="4.5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8" draw:style-name="gr1" draw:text-style-name="P4" display="screen" svg:width="1.7504in" svg:height="0.6598in" svg:x="0.3in" svg:y="5.1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9" draw:style-name="gr1" draw:text-style-name="P4" display="screen" svg:width="1.7504in" svg:height="0.6598in" svg:x="2.35in" svg:y="5.1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0" draw:style-name="gr1" draw:text-style-name="P4" display="screen" svg:width="1.7504in" svg:height="0.6598in" svg:x="4.4in" svg:y="5.1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1" draw:style-name="gr1" draw:text-style-name="P4" display="screen" svg:width="1.7504in" svg:height="0.6598in" svg:x="6.45in" svg:y="5.1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2" draw:style-name="gr1" draw:text-style-name="P4" display="screen" svg:width="1.7504in" svg:height="0.6598in" svg:x="0.3in" svg:y="5.8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3" draw:style-name="gr1" draw:text-style-name="P4" display="screen" svg:width="1.7504in" svg:height="0.6598in" svg:x="2.35in" svg:y="5.8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4" draw:style-name="gr1" draw:text-style-name="P4" display="screen" svg:width="1.7504in" svg:height="0.6598in" svg:x="4.4in" svg:y="5.8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5" draw:style-name="gr1" draw:text-style-name="P4" display="screen" svg:width="1.7504in" svg:height="0.6598in" svg:x="6.45in" svg:y="5.8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6" draw:style-name="gr1" draw:text-style-name="P4" display="screen" svg:width="1.7504in" svg:height="0.6598in" svg:x="0.3in" svg:y="6.4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7" draw:style-name="gr1" draw:text-style-name="P4" display="screen" svg:width="1.7504in" svg:height="0.6598in" svg:x="2.35in" svg:y="6.4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8" draw:style-name="gr1" draw:text-style-name="P4" display="screen" svg:width="1.7504in" svg:height="0.6598in" svg:x="4.4in" svg:y="6.4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9" draw:style-name="gr1" draw:text-style-name="P4" display="screen" svg:width="1.7504in" svg:height="0.6598in" svg:x="6.45in" svg:y="6.4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0" draw:style-name="gr1" draw:text-style-name="P4" display="screen" svg:width="1.7504in" svg:height="0.6598in" svg:x="0.3in" svg:y="7.1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1" draw:style-name="gr1" draw:text-style-name="P4" display="screen" svg:width="1.7504in" svg:height="0.6598in" svg:x="2.35in" svg:y="7.1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2" draw:style-name="gr1" draw:text-style-name="P4" display="screen" svg:width="1.7504in" svg:height="0.6598in" svg:x="4.4in" svg:y="7.1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3" draw:style-name="gr1" draw:text-style-name="P4" display="screen" svg:width="1.7504in" svg:height="0.6598in" svg:x="6.45in" svg:y="7.1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4" draw:style-name="gr1" draw:text-style-name="P4" display="screen" svg:width="1.7504in" svg:height="0.6598in" svg:x="0.3in" svg:y="7.8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5" draw:style-name="gr1" draw:text-style-name="P4" display="screen" svg:width="1.7504in" svg:height="0.6598in" svg:x="2.35in" svg:y="7.8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6" draw:style-name="gr1" draw:text-style-name="P4" display="screen" svg:width="1.7504in" svg:height="0.6598in" svg:x="4.4in" svg:y="7.8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7" draw:style-name="gr1" draw:text-style-name="P4" display="screen" svg:width="1.7504in" svg:height="0.6598in" svg:x="6.45in" svg:y="7.8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8" draw:style-name="gr1" draw:text-style-name="P4" display="screen" svg:width="1.7504in" svg:height="0.6598in" svg:x="0.3in" svg:y="8.4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9" draw:style-name="gr1" draw:text-style-name="P4" display="screen" svg:width="1.7504in" svg:height="0.6598in" svg:x="2.35in" svg:y="8.4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0" draw:style-name="gr1" draw:text-style-name="P4" display="screen" svg:width="1.7504in" svg:height="0.6598in" svg:x="4.4in" svg:y="8.4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1" draw:style-name="gr1" draw:text-style-name="P4" display="screen" svg:width="1.7504in" svg:height="0.6598in" svg:x="6.45in" svg:y="8.47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2" draw:style-name="gr1" draw:text-style-name="P4" display="screen" svg:width="1.7504in" svg:height="0.6598in" svg:x="0.3in" svg:y="9.1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3" draw:style-name="gr1" draw:text-style-name="P4" display="screen" svg:width="1.7504in" svg:height="0.6598in" svg:x="2.35in" svg:y="9.1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4" draw:style-name="gr1" draw:text-style-name="P4" display="screen" svg:width="1.7504in" svg:height="0.6598in" svg:x="4.4in" svg:y="9.1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5" draw:style-name="gr1" draw:text-style-name="P4" display="screen" svg:width="1.7504in" svg:height="0.6598in" svg:x="6.45in" svg:y="9.1311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6" draw:style-name="gr1" draw:text-style-name="P4" display="screen" svg:width="1.7504in" svg:height="0.6598in" svg:x="0.3in" svg:y="9.7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7" draw:style-name="gr1" draw:text-style-name="P4" display="screen" svg:width="1.7504in" svg:height="0.6598in" svg:x="2.35in" svg:y="9.7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8" draw:style-name="gr1" draw:text-style-name="P4" display="screen" svg:width="1.7504in" svg:height="0.6598in" svg:x="4.4in" svg:y="9.7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9" draw:style-name="gr1" draw:text-style-name="P4" display="screen" svg:width="1.7504in" svg:height="0.6598in" svg:x="6.45in" svg:y="9.7917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" draw:style-name="gr2" draw:text-style-name="P4" display="screen" svg:width="1.7504in" svg:height="0.6598in" svg:x="1.9634in" svg:y="0.5516in"><text:p/><draw:enhanced-geometry svg:viewBox="0 0 21600 21600" draw:path-stretchpoint-x="10800" draw:path-stretchpoint-y="10800" draw:text-areas="?f3 ?f4 ?f5 ?f6" draw:type="round-rectangle" draw:modifiers="307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Avery_20_Style_20_1" style:display-name="Avery Style 1" style:family="paragraph">
      <style:paragraph-properties fo:margin-left="0.0193in" fo:margin-right="0.0193in" fo:margin-top="0.0201in" fo:margin-bottom="0.0201in" fo:text-align="center" style:justify-single-word="false" fo:orphans="2" fo:widows="2" fo:text-indent="0in" style:auto-text-indent="false"/>
      <style:text-properties fo:color="#000000" style:font-name="Arial" fo:font-size="8pt" fo:language="en" fo:country="US" style:font-name-asian="Times New Roman" style:font-size-asian="8pt" style:font-name-complex="Arial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in" fo:margin-bottom="0.4665in" fo:margin-left="0.3866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very Dennison Template</dc:title>
    <dc:subject>Avery Dennison Template</dc:subject>
    <meta:keyword>Avery</meta:keyword>
    <meta:keyword>Templates</meta:keyword>
    <dc:description>Copyright 2008 Avery Dennison Corporation. All rights reserved.</dc:description>
    <meta:initial-creator>Avery Dennison Corporation</meta:initial-creator>
    <meta:creation-date>2008-05-12T07:16:00</meta:creation-date>
    <dc:creator>Kelly Evanosich</dc:creator>
    <dc:date>2016-12-12T07:39:20.47</dc:date>
    <meta:editing-cycles>3</meta:editing-cycles>
    <meta:editing-duration>P2171DT9H34M37S</meta:editing-duration>
    <meta:generator>OpenOffice/4.1.3$Win32 OpenOffice.org_project/413m1$Build-9783</meta:generator>
    <meta:document-statistic meta:table-count="1" meta:image-count="0" meta:object-count="0" meta:page-count="1" meta:paragraph-count="60" meta:word-count="60" meta:character-count="465"/>
    <meta:user-defined meta:name="productGroup">U-0363-01</meta:user-defined>
  </office:meta>
</office:document-meta>
</file>